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B Nazanin" svg:font-family="'B Nazanin'" style:font-pitch="variable"/>
    <style:font-face style:name="B Titr" svg:font-family="'B Tit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db9d" officeooo:paragraph-rsid="000ddb9d" style:font-name-complex="B Titr"/>
    </style:style>
    <style:style style:name="P2" style:family="paragraph" style:parent-style-name="Standard">
      <style:paragraph-properties fo:text-align="center" style:justify-single-word="false"/>
      <style:text-properties officeooo:rsid="000ddb9d" officeooo:paragraph-rsid="000ddb9d" style:font-name-complex="B Nazanin"/>
    </style:style>
    <style:style style:name="P3" style:family="paragraph" style:parent-style-name="Standard">
      <style:paragraph-properties fo:text-align="center" style:justify-single-word="false"/>
      <style:text-properties fo:font-size="26pt" officeooo:rsid="000ddb9d" officeooo:paragraph-rsid="000ddb9d" style:font-size-asian="26pt" style:font-name-complex="B Titr" style:font-size-complex="26pt"/>
    </style:style>
    <style:style style:name="P4" style:family="paragraph" style:parent-style-name="Standard">
      <style:paragraph-properties fo:text-align="center" style:justify-single-word="false"/>
      <style:text-properties fo:font-size="18pt" officeooo:rsid="000ddb9d" officeooo:paragraph-rsid="000ddb9d" style:font-size-asian="18pt" style:font-name-complex="B Titr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2pt" officeooo:rsid="000ddb9d" officeooo:paragraph-rsid="000ddb9d" style:font-size-asian="12pt" style:font-name-complex="B Nazanin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3pt" officeooo:rsid="000ddb9d" officeooo:paragraph-rsid="000ddb9d" style:font-size-asian="13pt" style:font-name-complex="B Nazanin" style:font-size-complex="13pt"/>
    </style:style>
    <style:style style:name="P7" style:family="paragraph" style:parent-style-name="Standard" style:list-style-name="L1">
      <style:paragraph-properties fo:text-align="end" style:justify-single-word="false"/>
      <style:text-properties fo:font-size="12pt" officeooo:rsid="000ddb9d" officeooo:paragraph-rsid="000ddb9d" style:font-size-asian="12pt" style:font-name-complex="B Nazanin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officeooo:rsid="000ddb9d" officeooo:paragraph-rsid="000ddb9d" style:font-size-asian="12pt" style:font-name-complex="B Nazanin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3pt" officeooo:rsid="000ddb9d" officeooo:paragraph-rsid="000ddb9d" style:font-size-asian="13pt" style:font-name-complex="B Nazanin" style:font-size-complex="13pt"/>
    </style:style>
    <style:style style:name="P10" style:family="paragraph" style:parent-style-name="Standard">
      <style:paragraph-properties fo:text-align="center" style:justify-single-word="false"/>
      <style:text-properties fo:font-size="13pt" officeooo:rsid="000ebf37" officeooo:paragraph-rsid="000ebf37" style:font-size-asian="13pt" style:font-name-complex="B Nazanin" style:font-size-complex="13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5256in" fo:text-indent="-0.25in" fo:margin-left="3.52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7756in" fo:text-indent="-0.25in" fo:margin-left="3.77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0256in" fo:text-indent="-0.25in" fo:margin-left="4.02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2756in" fo:text-indent="-0.25in" fo:margin-left="4.27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5256in" fo:text-indent="-0.25in" fo:margin-left="4.52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7756in" fo:text-indent="-0.25in" fo:margin-left="4.77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256in" fo:text-indent="-0.25in" fo:margin-left="5.02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2756in" fo:text-indent="-0.25in" fo:margin-left="5.27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5256in" fo:text-indent="-0.25in" fo:margin-left="5.52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7756in" fo:text-indent="-0.25in" fo:margin-left="5.7756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به نام خدا</text:p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2">مستندات پروژه</text:p>
      <text:p text:style-name="P2"/>
      <text:p text:style-name="P3">سیستم مدیریت کلاس استاد</text:p>
      <text:p text:style-name="P6"/>
      <text:p text:style-name="P6">استاد مهندس رشیدی</text:p>
      <text:p text:style-name="P6"/>
      <text:p text:style-name="P10">دانشگاه صنعتی ارومیه</text:p>
      <text:p text:style-name="P5">اعضا تیم:</text:p>
      <text:list xml:id="list2541508260841559951" text:style-name="L1">
        <text:list-item>
          <text:p text:style-name="P7">محمد شریفی</text:p>
        </text:list-item>
        <text:list-item>
          <text:p text:style-name="P7">صادق رحمانی</text:p>
        </text:list-item>
        <text:list-item>
          <text:p text:style-name="P7">فرشید نجفی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نیم سال اول سال تحصیلی ۹۴-۹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B Nazanin" svg:font-family="'B Nazanin'" style:font-pitch="variable"/>
    <style:font-face style:name="B Titr" svg:font-family="'B Tit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14:23:39.098175831</meta:creation-date>
    <dc:date>2015-11-09T14:33:35.417151280</dc:date>
    <meta:editing-duration>P0D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1" meta:paragraph-count="10" meta:word-count="32" meta:character-count="157" meta:non-whitespace-character-count="138"/>
  </office:meta>
</office:document-meta>
</file>